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106800001068471264578866771C.png" manifest:media-type="image/png"/>
  <manifest:file-entry manifest:full-path="Pictures/100002010000106700000BB77C961AFB24DEBD3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624cm" svg:height="5.445cm" svg:x="0.123cm" svg:y="1.855cm">
          <draw:image xlink:href="Pictures/100002010000106700000BB77C961AFB24DEBD36.png" xlink:type="simple" xlink:show="embed" xlink:actuate="onLoad" loext:mime-type="image/png">
            <text:p/>
          </draw:image>
        </draw:frame>
        <draw:frame draw:style-name="gr2" draw:text-style-name="P2" draw:layer="layout" svg:width="3.702cm" svg:height="0.962cm" svg:x="1.6cm" svg:y="0.3cm">
          <draw:text-box>
            <text:p>Fixer Effekt</text:p>
          </draw:text-box>
        </draw:frame>
        <draw:frame draw:style-name="gr1" draw:text-style-name="P1" draw:layer="layout" svg:width="6.2cm" svg:height="6.2cm" svg:x="8.2cm" svg:y="1.378cm">
          <draw:image xlink:href="Pictures/100002010000106800001068471264578866771C.png" xlink:type="simple" xlink:show="embed" xlink:actuate="onLoad" loext:mime-type="image/png">
            <text:p/>
          </draw:image>
        </draw:frame>
        <draw:frame draw:style-name="gr2" draw:text-style-name="P2" draw:layer="layout" svg:width="4.896cm" svg:height="0.962cm" svg:x="8.8cm" svg:y="0.3cm">
          <draw:text-box>
            <text:p>Zufälliger Effek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1-22T09:48:02.780435947</dc:date>
    <meta:editing-duration>PT6M9S</meta:editing-duration>
    <meta:editing-cycles>4</meta:editing-cycles>
    <meta:generator>LibreOffice/6.1.2.1$MacOSX_X86_64 LibreOffice_project/65905a128db06ba48db947242809d14d3f9a93fe</meta:generator>
    <meta:document-statistic meta:object-count="4"/>
  </office:meta>
</office:document-meta>
</file>